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81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602in"/>
    </style:style>
    <style:style style:name="co4" style:family="table-column">
      <style:table-column-properties fo:break-before="auto" style:column-width="1.9772in"/>
    </style:style>
    <style:style style:name="co5" style:family="table-column">
      <style:table-column-properties fo:break-before="auto" style:column-width="0.9839in"/>
    </style:style>
    <style:style style:name="co6" style:family="table-column">
      <style:table-column-properties fo:break-before="auto" style:column-width="1.378in"/>
    </style:style>
    <style:style style:name="co7" style:family="table-column">
      <style:table-column-properties fo:break-before="auto" style:column-width="0.8409in"/>
    </style:style>
    <style:style style:name="co8" style:family="table-column">
      <style:table-column-properties fo:break-before="auto" style:column-width="1.3327in"/>
    </style:style>
    <style:style style:name="co9" style:family="table-column">
      <style:table-column-properties fo:break-before="auto" style:column-width="1.5839in"/>
    </style:style>
    <style:style style:name="co10" style:family="table-column">
      <style:table-column-properties fo:break-before="auto" style:column-width="1.3654in"/>
    </style:style>
    <style:style style:name="co11" style:family="table-column">
      <style:table-column-properties fo:break-before="auto" style:column-width="1.4307in"/>
    </style:style>
    <style:style style:name="co12" style:family="table-column">
      <style:table-column-properties fo:break-before="auto" style:column-width="1.4201in"/>
    </style:style>
    <style:style style:name="co13" style:family="table-column">
      <style:table-column-properties fo:break-before="auto" style:column-width="1.9008in"/>
    </style:style>
    <style:style style:name="co14" style:family="table-column">
      <style:table-column-properties fo:break-before="auto" style:column-width="1.5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none" fo:border-top="0.0008in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start" fo:margin-left="0in"/>
    </style:style>
    <style:style style:name="ce3" style:family="table-cell" style:parent-style-name="Default">
      <style:table-cell-properties fo:border-bottom="none" style:text-align-source="fix" style:repeat-content="false" fo:wrap-option="wrap" fo:border-left="0.0008in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start" fo:margin-left="0in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0008in solid #000000"/>
    </style:style>
    <style:style style:name="ce7" style:family="table-cell" style:parent-style-name="Default">
      <style:table-cell-properties fo:border-bottom="none" fo:border-left="0.0008in solid #000000" fo:border-right="none" fo:border-top="none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08in solid #000000" fo:border-left="none" fo:border-right="none" fo:border-top="none"/>
    </style:style>
    <style:style style:name="ce10" style:family="table-cell" style:parent-style-name="Default">
      <style:table-cell-properties fo:border-bottom="0.0008in solid #000000" fo:border-left="none" fo:border-right="none" fo:border-top="0.0008in solid #000000"/>
    </style:style>
    <style:style style:name="ce11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0.0008in solid #000000"/>
      <style:paragraph-properties fo:text-align="center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14" style:family="table-cell" style:parent-style-name="Default" style:data-style-name="N117">
      <style:table-cell-properties style:text-align-source="fix" style:repeat-content="false"/>
      <style:paragraph-properties fo:text-align="center"/>
      <style:text-properties style:font-name="Arial" style:font-name-asian="DejaVu Sans" style:font-name-complex="DejaVu Sans"/>
    </style:style>
    <style:style style:name="ce15" style:family="table-cell" style:parent-style-name="Default" style:data-style-name="N117">
      <style:table-cell-properties style:text-align-source="fix" style:repeat-content="false"/>
      <style:paragraph-properties fo:text-align="center"/>
    </style:style>
    <style:style style:name="ce1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17" style:family="table-cell" style:parent-style-name="Default" style:data-style-name="N117">
      <style:text-properties style:font-name="Arial" style:font-name-asian="DejaVu Sans" style:font-name-complex="DejaVu Sans"/>
    </style:style>
    <style:style style:name="ce18" style:family="table-cell" style:parent-style-name="Default" style:data-style-name="N117"/>
    <style:style style:name="ce19" style:family="table-cell" style:parent-style-name="Default" style:data-style-name="N117">
      <style:table-cell-properties fo:border-bottom="0.0008in solid #000000" fo:border-left="none" fo:border-right="none" fo:border-top="none"/>
    </style:style>
    <style:style style:name="ce20" style:family="table-cell" style:parent-style-name="Default">
      <style:table-cell-properties style:text-align-source="fix" style:repeat-content="false"/>
      <style:paragraph-properties fo:text-align="center"/>
      <style:text-properties style:font-name="Arial" style:font-name-asian="DejaVu Sans" style:font-name-complex="DejaVu Sans"/>
    </style:style>
    <style:style style:name="ce21" style:family="table-cell" style:parent-style-name="Default" style:data-style-name="N11">
      <style:table-cell-properties style:text-align-source="fix" style:repeat-content="false"/>
      <style:paragraph-properties fo:text-align="center"/>
      <style:text-properties style:font-name="Arial" style:font-name-asian="DejaVu Sans" style:font-name-complex="DejaVu Sans"/>
    </style:style>
    <style:style style:name="ce22" style:family="table-cell" style:parent-style-name="Default">
      <style:table-cell-properties fo:border-bottom="0.0008in solid #000000" fo:background-color="#e6e6e6" style:text-align-source="fix" style:repeat-content="false" fo:border-left="none" fo:border-right="0.0008in solid #000000" fo:border-top="0.0008in solid #000000"/>
      <style:paragraph-properties fo:text-align="center"/>
      <style:text-properties fo:font-weight="normal" style:font-weight-asian="normal" style:font-weight-complex="normal"/>
    </style:style>
    <style:style style:name="ce23" style:family="table-cell" style:parent-style-name="Default" style:data-style-name="N117">
      <style:table-cell-properties fo:border-bottom="none" fo:border-left="none" fo:border-right="0.0008in solid #000000" fo:border-top="none"/>
      <style:text-properties style:font-name="Arial" style:font-name-asian="DejaVu Sans" style:font-name-complex="DejaVu Sans"/>
    </style:style>
    <style:style style:name="ce24" style:family="table-cell" style:parent-style-name="Default" style:data-style-name="N117">
      <style:table-cell-properties fo:border-bottom="none" fo:border-left="none" fo:border-right="0.0008in solid #000000" fo:border-top="none"/>
    </style:style>
    <style:style style:name="ce25" style:family="table-cell" style:parent-style-name="Default" style:data-style-name="N117">
      <style:table-cell-properties fo:border-bottom="0.0008in solid #000000" fo:border-left="none" fo:border-right="0.0008in solid #000000" fo:border-top="none"/>
    </style:style>
    <style:style style:name="ce26" style:family="table-cell" style:parent-style-name="Default">
      <style:table-cell-properties fo:border-bottom="0.0008in solid #000000" fo:background-color="#e6e6e6" style:text-align-source="fix" style:repeat-content="false" fo:border-left="none" fo:border-right="0.0008in solid #000000" fo:border-top="0.0008in solid #000000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order-left="none" fo:border-right="0.0008in solid #000000" fo:border-top="none"/>
      <style:text-properties style:text-underline-style="none" fo:font-weight="bold" style:font-weight-asian="bold" style:font-weight-complex="bold"/>
    </style:style>
    <style:style style:name="ce29" style:family="table-cell" style:parent-style-name="Default" style:data-style-name="N117">
      <style:table-cell-properties fo:border-bottom="none" style:text-align-source="fix" style:repeat-content="false" fo:border-left="none" fo:border-right="0.0008in solid #000000" fo:border-top="non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11">
      <style:table-cell-properties fo:border-bottom="none" style:text-align-source="fix" style:repeat-content="false" fo:border-left="none" fo:border-right="0.0008in solid #000000" fo:border-top="non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none"/>
    </style:style>
    <style:style style:name="ce34" style:family="table-cell" style:parent-style-name="Default">
      <style:table-cell-properties fo:border-bottom="0.0008in solid #000000" fo:background-color="#e6e6e6" fo:border-left="0.0008in solid #000000" fo:border-right="none" fo:border-top="0.0008in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008in solid #000000" fo:background-color="#e6e6e6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order-left="none" fo:border-right="0.0008in solid #000000" fo:border-top="none"/>
      <style:text-properties style:font-name="Arial" fo:font-size="10pt" fo:language="de" fo:country="DE" style:font-size-asian="10pt" style:language-asian="zxx" style:country-asian="none" style:font-size-complex="10pt" style:language-complex="zxx" style:country-complex="none"/>
    </style:style>
    <style:style style:name="ce38" style:family="table-cell" style:parent-style-name="Default">
      <style:table-cell-properties fo:border-bottom="none" fo:border-left="none" fo:border-right="0.0008in solid #000000" fo:border-top="none"/>
    </style:style>
    <style:style style:name="ce39" style:family="table-cell" style:parent-style-name="Default">
      <style:table-cell-properties fo:border-bottom="0.0008in solid #000000" fo:border-left="none" fo:border-right="0.0008in solid #000000" fo:border-top="none"/>
    </style:style>
    <style:style style:name="ce40" style:family="table-cell" style:parent-style-name="Default">
      <style:table-cell-properties fo:border-bottom="0.0008in solid #000000" fo:background-color="#e6e6e6" fo:border-left="none" fo:border-right="0.0008in solid #000000" fo:border-top="0.0008in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order-left="none" fo:border-right="0.0008in solid #000000" fo:border-top="none"/>
      <style:text-properties fo:font-weight="bold" style:font-weight-asian="bold" style:font-weight-complex="bold"/>
    </style:style>
    <style:style style:name="ce42" style:family="table-cell" style:parent-style-name="Default">
      <style:table-cell-properties style:vertical-align="automatic"/>
    </style:style>
    <style:style style:name="ce43" style:family="table-cell" style:parent-style-name="Default" style:data-style-name="N11"/>
    <style:style style:name="ce44" style:family="table-cell" style:parent-style-name="Default" style:data-style-name="N36"/>
    <style:style style:name="ce45" style:family="table-cell" style:parent-style-name="Default" style:data-style-name="N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Overview" table:style-name="ta1"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table:number-columns-spanned="2" table:number-rows-spanned="1">
            <text:p>LEAD OVERVIEW</text:p>
          </table:table-cell>
          <table:covered-table-cell table:style-name="ce6"/>
          <table:table-cell table:style-name="ce11" office:value-type="string">
            <text:p>Won</text:p>
          </table:table-cell>
          <table:table-cell table:style-name="ce11" office:value-type="string">
            <text:p>Open</text:p>
          </table:table-cell>
          <table:table-cell table:style-name="ce11" office:value-type="string">
            <text:p>Lost</text:p>
          </table:table-cell>
          <table:table-cell table:style-name="ce26" office:value-type="string">
            <text:p>Total</text:p>
          </table:table-cell>
          <table:table-cell table:style-name="ce32" office:value-type="string">
            <text:p>Year:</text:p>
          </table:table-cell>
          <table:table-cell table:style-name="ce35" table:formula="of:=YEAR(MAX(INDIRECT(&quot;Leads.J1:J&quot; &amp; [.F2]+1)))" office:value-type="float" office:value="1899">
            <text:p>1899</text:p>
          </table:table-cell>
        </table:table-row>
        <table:table-row table:style-name="ro1">
          <table:table-cell office:value-type="string" table:number-columns-spanned="2" table:number-rows-spanned="1">
            <text:p>Number of leads</text:p>
          </table:table-cell>
          <table:covered-table-cell table:style-name="ce7"/>
          <table:table-cell table:style-name="ce12" table:formula="of:=COUNTIF([Leads.C2:.C99832]; &quot;won&quot;)" office:value-type="float" office:value="0">
            <text:p>0</text:p>
          </table:table-cell>
          <table:table-cell table:style-name="ce20" table:formula="of:=COUNTIF([Leads.C2:.C99832]; &quot;open&quot;)" office:value-type="float" office:value="0">
            <text:p>0</text:p>
          </table:table-cell>
          <table:table-cell table:style-name="ce12" table:formula="of:=COUNTIF([Leads.C2:.C99832]; &quot;lost&quot;)" office:value-type="float" office:value="0">
            <text:p>0</text:p>
          </table:table-cell>
          <table:table-cell table:style-name="ce27" table:formula="of:=COUNT([Leads.G2:.G999976])" office:value-type="float" office:value="0">
            <text:p>0</text:p>
          </table:table-cell>
          <table:table-cell>
            <draw:frame table:end-cell-address="Overview.H9" table:end-x="1.1583in" table:end-y="0.0303in" draw:z-index="3" draw:style-name="gr1" svg:width="2.1161in" svg:height="1.1862in" svg:x="0.2193in" svg:y="0.0839in">
              <draw:object draw:notify-on-update-of-ranges="Overview.C1:Overview.C1 Overview.C2:Overview.C2 Overview.D1:Overview.D1 Overview.D2:Overview.D2 Overview.E1:Overview.E1 Overview.E2:Overview.E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 table:number-columns-spanned="2" table:number-rows-spanned="1">
            <text:p>Percentage from all leads</text:p>
          </table:table-cell>
          <table:covered-table-cell table:style-name="ce7"/>
          <table:table-cell table:style-name="ce13" table:formula="of:=[.C2]/[.F2]" office:value-type="percentage" office:value="0">
            <text:p>#DIV/0!</text:p>
          </table:table-cell>
          <table:table-cell table:style-name="ce13" table:formula="of:=[.D2]/[.F2]" office:value-type="percentage" office:value="0">
            <text:p>#DIV/0!</text:p>
          </table:table-cell>
          <table:table-cell table:style-name="ce13" table:formula="of:=[.E2]/[.F2]" office:value-type="percentage" office:value="0">
            <text:p>#DIV/0!</text:p>
          </table:table-cell>
          <table:table-cell table:style-name="ce28"/>
          <table:table-cell table:number-columns-repeated="2"/>
        </table:table-row>
        <table:table-row table:style-name="ro1">
          <table:table-cell table:number-columns-spanned="2" table:number-rows-spanned="1"/>
          <table:covered-table-cell table:style-name="ce7"/>
          <table:table-cell table:style-name="ce13" table:number-columns-repeated="3"/>
          <table:table-cell table:style-name="ce28"/>
          <table:table-cell table:number-columns-repeated="2"/>
        </table:table-row>
        <table:table-row table:style-name="ro1">
          <table:table-cell table:style-name="ce3" office:value-type="string" table:number-columns-spanned="2" table:number-rows-spanned="1">
            <text:p>Possible turnover</text:p>
          </table:table-cell>
          <table:covered-table-cell table:style-name="ce8"/>
          <table:table-cell table:style-name="ce14" table:formula="of:=SUMIF([Leads.C2:.C99921];&quot;won&quot;;[Leads.F2:.F99921])" office:value-type="currency" office:currency="EUR" office:value="0">
            <text:p>0.00 €</text:p>
          </table:table-cell>
          <table:table-cell table:style-name="ce14" table:formula="of:=SUMIF([Leads.C2:.C99921];&quot;open&quot;;[Leads.F2:.F99921])" office:value-type="currency" office:currency="EUR" office:value="0">
            <text:p>0.00 €</text:p>
          </table:table-cell>
          <table:table-cell table:style-name="ce14" table:formula="of:=SUMIF([Leads.C2:.C99921];&quot;lost&quot;;[Leads.F2:.F99921])" office:value-type="currency" office:currency="EUR" office:value="0">
            <text:p>0.00 €</text:p>
          </table:table-cell>
          <table:table-cell table:style-name="ce29" table:formula="of:=SUM([.C5:.E5])" office:value-type="currency" office:currency="EUR" office:value="0">
            <text:p>0.00 €</text:p>
          </table:table-cell>
          <table:table-cell table:style-name="ce33" table:number-columns-repeated="2"/>
        </table:table-row>
        <table:table-row table:style-name="ro1">
          <table:table-cell office:value-type="string" table:number-columns-spanned="2" table:number-rows-spanned="1">
            <text:p>Probable turnover</text:p>
          </table:table-cell>
          <table:covered-table-cell/>
          <table:table-cell table:style-name="ce15" table:formula="of:=SUMIF([Leads.C2:.C99921];&quot;won&quot;;[Leads.H2:.H99921])" office:value-type="currency" office:currency="EUR" office:value="0">
            <text:p>0.00 €</text:p>
          </table:table-cell>
          <table:table-cell table:style-name="ce15" table:formula="of:=SUMIF([Leads.C2:.C99921];&quot;open&quot;;[Leads.H2:.H99921])" office:value-type="currency" office:currency="EUR" office:value="0">
            <text:p>0.00 €</text:p>
          </table:table-cell>
          <table:table-cell table:style-name="ce15" table:formula="of:=SUMIF([Leads.C2:.C99921];&quot;lost&quot;;[Leads.H2:.H99921])" office:value-type="currency" office:currency="EUR" office:value="0">
            <text:p>0.00 €</text:p>
          </table:table-cell>
          <table:table-cell table:style-name="ce29" table:formula="of:=SUM([.C6:.E6])" office:value-type="currency" office:currency="EUR" office:value="0">
            <text:p>0.00 €</text:p>
          </table:table-cell>
          <table:table-cell table:style-name="ce33" table:number-columns-repeated="2"/>
        </table:table-row>
        <table:table-row table:style-name="ro1">
          <table:table-cell office:value-type="string" table:number-columns-spanned="2" table:number-rows-spanned="1">
            <text:p>Average propability</text:p>
          </table:table-cell>
          <table:covered-table-cell/>
          <table:table-cell table:style-name="ce13" table:formula="of:=SUMIF([Leads.C2:.C99921];&quot;won&quot;;[Leads.G2:.G99921])/COUNTIF([Leads.C2:.C99921];&quot;won&quot;)" office:value-type="percentage" office:value="0">
            <text:p>#DIV/0!</text:p>
          </table:table-cell>
          <table:table-cell table:style-name="ce21" table:formula="of:=SUMIF([Leads.C2:.C99921];&quot;open&quot;;[Leads.G2:.G99921])/COUNTIF([Leads.C2:.C99921];&quot;open&quot;)" office:value-type="percentage" office:value="0">
            <text:p>#DIV/0!</text:p>
          </table:table-cell>
          <table:table-cell table:style-name="ce21" table:formula="of:=SUMIF([Leads.C2:.C99921];&quot;lost&quot;;[Leads.G2:.G99921])/COUNTIF([Leads.C2:.C99921];&quot;lost&quot;)" office:value-type="percentage" office:value="0">
            <text:p>#DIV/0!</text:p>
          </table:table-cell>
          <table:table-cell table:style-name="ce30" table:formula="of:=SUM([.C7:.E7])/3" office:value-type="percentage" office:value="0">
            <text:p>#DIV/0!</text:p>
          </table:table-cell>
          <table:table-cell table:style-name="ce33" table:number-columns-repeated="2"/>
        </table:table-row>
        <table:table-row table:style-name="ro1">
          <table:table-cell table:style-name="ce4" office:value-type="string" table:number-columns-spanned="2" table:number-rows-spanned="1">
            <text:p>Average duration in days</text:p>
          </table:table-cell>
          <table:covered-table-cell table:style-name="ce9"/>
          <table:table-cell table:style-name="ce16" table:formula="of:=SUMIF([Leads.C2:.C99921];&quot;won&quot;;[Leads.L2:.L99921])/COUNTIF([Leads.C2:.C99921];&quot;won&quot;)" office:value-type="float" office:value="0">
            <text:p>#DIV/0!</text:p>
          </table:table-cell>
          <table:table-cell table:style-name="ce16" table:formula="of:=SUMIF([Leads.C2:.C99921];&quot;open&quot;;[Leads.L2:.L99921])/COUNTIF([Leads.C2:.C99921];&quot;open&quot;)" office:value-type="float" office:value="0">
            <text:p>#DIV/0!</text:p>
          </table:table-cell>
          <table:table-cell table:style-name="ce16" table:formula="of:=SUMIF([Leads.C2:.C99921];&quot;lost&quot;;[Leads.L2:.L99921])/COUNTIF([Leads.C2:.C99921];&quot;lost&quot;)" office:value-type="float" office:value="0">
            <text:p>#DIV/0!</text:p>
          </table:table-cell>
          <table:table-cell table:style-name="ce31" table:formula="of:=SUM([.C8:.E8])/3" office:value-type="float" office:value="0">
            <text:p>#DIV/0!</text:p>
          </table:table-cell>
          <table:table-cell table:style-name="ce33" table:number-columns-repeated="2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1" office:value-type="string" table:number-columns-spanned="2" table:number-rows-spanned="1">
            <text:p>TURNOVER BY MONTH</text:p>
          </table:table-cell>
          <table:covered-table-cell table:style-name="ce10"/>
          <table:table-cell table:style-name="ce11" office:value-type="string">
            <text:p>Won</text:p>
          </table:table-cell>
          <table:table-cell table:style-name="ce22" office:value-type="string">
            <text:p>Lost</text:p>
          </table:table-cell>
          <table:table-cell/>
          <table:table-cell table:style-name="ce1" office:value-type="string" table:number-columns-spanned="2" table:number-rows-spanned="1">
            <text:p>SOURCES</text:p>
          </table:table-cell>
          <table:covered-table-cell table:style-name="ce6"/>
          <table:table-cell table:style-name="ce36"/>
        </table:table-row>
        <table:table-row table:style-name="ro1">
          <table:table-cell office:value-type="string" table:number-columns-spanned="2" table:number-rows-spanned="1">
            <text:p>January</text:p>
          </table:table-cell>
          <table:covered-table-cell/>
          <table:table-cell table:style-name="ce17" table:formula="of:=SUMPRODUCT(INDIRECT(&quot;Leads.C1:C&quot; &amp; [.F2]+1)=&quot;won&quot;;YEAR(INDIRECT(&quot;Leads.J1:J&quot; &amp; [.F2]+1))=[.H1];MONTH(INDIRECT(&quot;Leads.J1:J&quot; &amp; [.F2]+1))=1;INDIRECT(&quot;Leads.H1:H&quot; &amp; [.F2]+1))" office:value-type="currency" office:currency="EUR" office:value="0">
            <text:p>0.00 €</text:p>
          </table:table-cell>
          <table:table-cell table:style-name="ce23" table:formula="of:=SUMPRODUCT(INDIRECT(&quot;Leads.C1:C&quot; &amp; [.F2]+1)=&quot;lost&quot;;YEAR(INDIRECT(&quot;Leads.J1:J&quot; &amp; [.F2]+1))=[.H1];MONTH(INDIRECT(&quot;Leads.J1:J&quot; &amp; [.F2]+1))=1;INDIRECT(&quot;Leads.F1:F&quot; &amp; [.F2]+1))" office:value-type="currency" office:currency="EUR" office:value="0">
            <text:p>0.00 €</text:p>
          </table:table-cell>
          <table:table-cell/>
          <table:table-cell table:style-name="ce2" office:value-type="string" table:number-columns-spanned="2" table:number-rows-spanned="1">
            <text:p>Website</text:p>
          </table:table-cell>
          <table:covered-table-cell/>
          <table:table-cell table:style-name="ce37" table:formula="of:=COUNTIF([Leads.D2:.D99834];[.F11])" office:value-type="float" office:value="0">
            <text:p>0</text:p>
          </table:table-cell>
        </table:table-row>
        <table:table-row table:style-name="ro1">
          <table:table-cell office:value-type="string" table:number-columns-spanned="2" table:number-rows-spanned="1">
            <text:p>February</text:p>
          </table:table-cell>
          <table:covered-table-cell/>
          <table:table-cell table:style-name="ce18" table:formula="of:=SUMPRODUCT(INDIRECT(&quot;Leads.C1:C&quot; &amp; [.F2]+1)=&quot;won&quot;;YEAR(INDIRECT(&quot;Leads.J1:J&quot; &amp; [.F2]+1))=[.H1];MONTH(INDIRECT(&quot;Leads.J1:J&quot; &amp; [.F2]+1))=2;INDIRECT(&quot;Leads.H1:H&quot; &amp; [.F2]+1))" office:value-type="currency" office:currency="EUR" office:value="0">
            <text:p>0.00 €</text:p>
          </table:table-cell>
          <table:table-cell table:style-name="ce24" table:formula="of:=SUMPRODUCT(INDIRECT(&quot;Leads.C1:C&quot; &amp; [.F2]+1)=&quot;lost&quot;;YEAR(INDIRECT(&quot;Leads.J1:J&quot; &amp; [.F2]+1))=[.H1];MONTH(INDIRECT(&quot;Leads.J1:J&quot; &amp; [.F2]+1))=2;INDIRECT(&quot;Leads.F1:F&quot; &amp; [.F2]+1))" office:value-type="currency" office:currency="EUR" office:value="0">
            <text:p>0.00 €</text:p>
          </table:table-cell>
          <table:table-cell/>
          <table:table-cell table:style-name="ce2" office:value-type="string" table:number-columns-spanned="2" table:number-rows-spanned="1">
            <text:p>Email</text:p>
          </table:table-cell>
          <table:covered-table-cell/>
          <table:table-cell table:style-name="ce38" table:formula="of:=COUNTIF([Leads.D2:.D99835];[.F12])" office:value-type="float" office:value="0">
            <text:p>0</text:p>
          </table:table-cell>
        </table:table-row>
        <table:table-row table:style-name="ro1">
          <table:table-cell office:value-type="string" table:number-columns-spanned="2" table:number-rows-spanned="1">
            <text:p>March</text:p>
          </table:table-cell>
          <table:covered-table-cell/>
          <table:table-cell table:style-name="ce18" table:formula="of:=SUMPRODUCT(INDIRECT(&quot;Leads.C1:C&quot; &amp; [.F2]+1)=&quot;won&quot;;YEAR(INDIRECT(&quot;Leads.J1:J&quot; &amp; [.F2]+1))=[.H1];MONTH(INDIRECT(&quot;Leads.J1:J&quot; &amp; [.F2]+1))=3;INDIRECT(&quot;Leads.H1:H&quot; &amp; [.F2]+1))" office:value-type="currency" office:currency="EUR" office:value="0">
            <text:p>0.00 €</text:p>
          </table:table-cell>
          <table:table-cell table:style-name="ce24" table:formula="of:=SUMPRODUCT(INDIRECT(&quot;Leads.C1:C&quot; &amp; [.F2]+1)=&quot;lost&quot;;YEAR(INDIRECT(&quot;Leads.J1:J&quot; &amp; [.F2]+1))=[.H1];MONTH(INDIRECT(&quot;Leads.J1:J&quot; &amp; [.F2]+1))=3;INDIRECT(&quot;Leads.F1:F&quot; &amp; [.F2]+1))" office:value-type="currency" office:currency="EUR" office:value="0">
            <text:p>0.00 €</text:p>
          </table:table-cell>
          <table:table-cell/>
          <table:table-cell table:style-name="ce2" office:value-type="string" table:number-columns-spanned="2" table:number-rows-spanned="1">
            <text:p>Telephone</text:p>
          </table:table-cell>
          <table:covered-table-cell/>
          <table:table-cell table:style-name="ce38" table:formula="of:=COUNTIF([Leads.D2:.D99835];[.F13])" office:value-type="float" office:value="0">
            <text:p>0</text:p>
          </table:table-cell>
        </table:table-row>
        <table:table-row table:style-name="ro1">
          <table:table-cell office:value-type="string" table:number-columns-spanned="2" table:number-rows-spanned="1">
            <text:p>April</text:p>
          </table:table-cell>
          <table:covered-table-cell/>
          <table:table-cell table:style-name="ce18" table:formula="of:=SUMPRODUCT(INDIRECT(&quot;Leads.C1:C&quot; &amp; [.F2]+1)=&quot;won&quot;;YEAR(INDIRECT(&quot;Leads.J1:J&quot; &amp; [.F2]+1))=[.H1];MONTH(INDIRECT(&quot;Leads.J1:J&quot; &amp; [.F2]+1))=4;INDIRECT(&quot;Leads.H1:H&quot; &amp; [.F2]+1))" office:value-type="currency" office:currency="EUR" office:value="0">
            <text:p>0.00 €</text:p>
          </table:table-cell>
          <table:table-cell table:style-name="ce24" table:formula="of:=SUMPRODUCT(INDIRECT(&quot;Leads.C1:C&quot; &amp; [.F2]+1)=&quot;lost&quot;;YEAR(INDIRECT(&quot;Leads.J1:J&quot; &amp; [.F2]+1))=[.H1];MONTH(INDIRECT(&quot;Leads.J1:J&quot; &amp; [.F2]+1))=4;INDIRECT(&quot;Leads.F1:F&quot; &amp; [.F2]+1))" office:value-type="currency" office:currency="EUR" office:value="0">
            <text:p>0.00 €</text:p>
          </table:table-cell>
          <table:table-cell/>
          <table:table-cell table:style-name="ce4" office:value-type="string" table:number-columns-spanned="2" table:number-rows-spanned="1">
            <text:p>Fair</text:p>
          </table:table-cell>
          <table:covered-table-cell table:style-name="ce9"/>
          <table:table-cell table:style-name="ce39" table:formula="of:=COUNTIF([Leads.D2:.D99835];[.F14])" office:value-type="float" office:value="0">
            <text:p>0</text:p>
          </table:table-cell>
        </table:table-row>
        <table:table-row table:style-name="ro1">
          <table:table-cell office:value-type="string" table:number-columns-spanned="2" table:number-rows-spanned="1">
            <text:p>May</text:p>
          </table:table-cell>
          <table:covered-table-cell/>
          <table:table-cell table:style-name="ce18" table:formula="of:=SUMPRODUCT(INDIRECT(&quot;Leads.C1:C&quot; &amp; [.F2]+1)=&quot;won&quot;;YEAR(INDIRECT(&quot;Leads.J1:J&quot; &amp; [.F2]+1))=[.H1];MONTH(INDIRECT(&quot;Leads.J1:J&quot; &amp; [.F2]+1))=5;INDIRECT(&quot;Leads.H1:H&quot; &amp; [.F2]+1))" office:value-type="currency" office:currency="EUR" office:value="0">
            <text:p>0.00 €</text:p>
          </table:table-cell>
          <table:table-cell table:style-name="ce24" table:formula="of:=SUMPRODUCT(INDIRECT(&quot;Leads.C1:C&quot; &amp; [.F2]+1)=&quot;lost&quot;;YEAR(INDIRECT(&quot;Leads.J1:J&quot; &amp; [.F2]+1))=[.H1];MONTH(INDIRECT(&quot;Leads.J1:J&quot; &amp; [.F2]+1))=5;INDIRECT(&quot;Leads.F1:F&quot; &amp; [.F2]+1))" office:value-type="currency" office:currency="EUR" office:value="0">
            <text:p>0.00 €</text:p>
          </table:table-cell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June</text:p>
          </table:table-cell>
          <table:covered-table-cell/>
          <table:table-cell table:style-name="ce18" table:formula="of:=SUMPRODUCT(INDIRECT(&quot;Leads.C1:C&quot; &amp; [.F2]+1)=&quot;won&quot;;YEAR(INDIRECT(&quot;Leads.J1:J&quot; &amp; [.F2]+1))=[.H1];MONTH(INDIRECT(&quot;Leads.J1:J&quot; &amp; [.F2]+1))=6;INDIRECT(&quot;Leads.H1:H&quot; &amp; [.F2]+1))" office:value-type="currency" office:currency="EUR" office:value="0">
            <text:p>0.00 €</text:p>
          </table:table-cell>
          <table:table-cell table:style-name="ce24" table:formula="of:=SUMPRODUCT(INDIRECT(&quot;Leads.C1:C&quot; &amp; [.F2]+1)=&quot;lost&quot;;YEAR(INDIRECT(&quot;Leads.J1:J&quot; &amp; [.F2]+1))=[.H1];MONTH(INDIRECT(&quot;Leads.J1:J&quot; &amp; [.F2]+1))=6;INDIRECT(&quot;Leads.F1:F&quot; &amp; [.F2]+1))" office:value-type="currency" office:currency="EUR" office:value="0">
            <text:p>0.00 €</text:p>
          </table:table-cell>
          <table:table-cell/>
          <table:table-cell table:style-name="ce1" office:value-type="string" table:number-columns-spanned="2" table:number-rows-spanned="1">
            <text:p>TURNOVER</text:p>
          </table:table-cell>
          <table:covered-table-cell table:style-name="ce34"/>
          <table:table-cell table:style-name="ce40"/>
        </table:table-row>
        <table:table-row table:style-name="ro1">
          <table:table-cell office:value-type="string" table:number-columns-spanned="2" table:number-rows-spanned="1">
            <text:p>July</text:p>
          </table:table-cell>
          <table:covered-table-cell/>
          <table:table-cell table:style-name="ce18" table:formula="of:=SUMPRODUCT(INDIRECT(&quot;Leads.C1:C&quot; &amp; [.F2]+1)=&quot;won&quot;;YEAR(INDIRECT(&quot;Leads.J1:J&quot; &amp; [.F2]+1))=[.H1];MONTH(INDIRECT(&quot;Leads.J1:J&quot; &amp; [.F2]+1))=7;INDIRECT(&quot;Leads.H1:H&quot; &amp; [.F2]+1))" office:value-type="currency" office:currency="EUR" office:value="0">
            <text:p>0.00 €</text:p>
          </table:table-cell>
          <table:table-cell table:style-name="ce24" table:formula="of:=SUMPRODUCT(INDIRECT(&quot;Leads.C1:C&quot; &amp; [.F2]+1)=&quot;lost&quot;;YEAR(INDIRECT(&quot;Leads.J1:J&quot; &amp; [.F2]+1))=[.H1];MONTH(INDIRECT(&quot;Leads.J1:J&quot; &amp; [.F2]+1))=7;INDIRECT(&quot;Leads.F1:F&quot; &amp; [.F2]+1))" office:value-type="currency" office:currency="EUR" office:value="0">
            <text:p>0.00 €</text:p>
          </table:table-cell>
          <table:table-cell/>
          <table:table-cell table:style-name="ce2" office:value-type="string" table:number-columns-spanned="2" table:number-rows-spanned="1">
            <text:p>Won leads</text:p>
          </table:table-cell>
          <table:covered-table-cell/>
          <table:table-cell table:style-name="ce41" table:formula="of:=[.C6]" office:value-type="currency" office:currency="EUR" office:value="0">
            <text:p>0.00 €</text:p>
          </table:table-cell>
        </table:table-row>
        <table:table-row table:style-name="ro1">
          <table:table-cell office:value-type="string" table:number-columns-spanned="2" table:number-rows-spanned="1">
            <text:p>August</text:p>
          </table:table-cell>
          <table:covered-table-cell/>
          <table:table-cell table:style-name="ce18" table:formula="of:=SUMPRODUCT(INDIRECT(&quot;Leads.C1:C&quot; &amp; [.F2]+1)=&quot;won&quot;;YEAR(INDIRECT(&quot;Leads.J1:J&quot; &amp; [.F2]+1))=[.H1];MONTH(INDIRECT(&quot;Leads.J1:J&quot; &amp; [.F2]+1))=8;INDIRECT(&quot;Leads.H1:H&quot; &amp; [.F2]+1))" office:value-type="currency" office:currency="EUR" office:value="0">
            <text:p>0.00 €</text:p>
          </table:table-cell>
          <table:table-cell table:style-name="ce24" table:formula="of:=SUMPRODUCT(INDIRECT(&quot;Leads.C1:C&quot; &amp; [.F2]+1)=&quot;lost&quot;;YEAR(INDIRECT(&quot;Leads.J1:J&quot; &amp; [.F2]+1))=[.H1];MONTH(INDIRECT(&quot;Leads.J1:J&quot; &amp; [.F2]+1))=8;INDIRECT(&quot;Leads.F1:F&quot; &amp; [.F2]+1))" office:value-type="currency" office:currency="EUR" office:value="0">
            <text:p>0.00 €</text:p>
          </table:table-cell>
          <table:table-cell/>
          <table:table-cell table:style-name="ce2" office:value-type="string" table:number-columns-spanned="2" table:number-rows-spanned="1">
            <text:p>Lost leads</text:p>
          </table:table-cell>
          <table:covered-table-cell/>
          <table:table-cell table:style-name="ce24" table:formula="of:=[.E5]" office:value-type="currency" office:currency="EUR" office:value="0">
            <text:p>0.00 €</text:p>
          </table:table-cell>
        </table:table-row>
        <table:table-row table:style-name="ro1">
          <table:table-cell office:value-type="string" table:number-columns-spanned="2" table:number-rows-spanned="1">
            <text:p>September</text:p>
          </table:table-cell>
          <table:covered-table-cell/>
          <table:table-cell table:style-name="ce18" table:formula="of:=SUMPRODUCT(INDIRECT(&quot;Leads.C1:C&quot; &amp; [.F2]+1)=&quot;won&quot;;YEAR(INDIRECT(&quot;Leads.J1:J&quot; &amp; [.F2]+1))=[.H1];MONTH(INDIRECT(&quot;Leads.J1:J&quot; &amp; [.F2]+1))=9;INDIRECT(&quot;Leads.H1:H&quot; &amp; [.F2]+1))" office:value-type="currency" office:currency="EUR" office:value="0">
            <text:p>0.00 €</text:p>
          </table:table-cell>
          <table:table-cell table:style-name="ce24" table:formula="of:=SUMPRODUCT(INDIRECT(&quot;Leads.C1:C&quot; &amp; [.F2]+1)=&quot;lost&quot;;YEAR(INDIRECT(&quot;Leads.J1:J&quot; &amp; [.F2]+1))=[.H1];MONTH(INDIRECT(&quot;Leads.J1:J&quot; &amp; [.F2]+1))=9;INDIRECT(&quot;Leads.F1:F&quot; &amp; [.F2]+1))" office:value-type="currency" office:currency="EUR" office:value="0">
            <text:p>0.00 €</text:p>
          </table:table-cell>
          <table:table-cell/>
          <table:table-cell table:style-name="ce2" table:number-columns-spanned="2" table:number-rows-spanned="1"/>
          <table:covered-table-cell/>
          <table:table-cell table:style-name="ce38"/>
        </table:table-row>
        <table:table-row table:style-name="ro1">
          <table:table-cell office:value-type="string" table:number-columns-spanned="2" table:number-rows-spanned="1">
            <text:p>October</text:p>
          </table:table-cell>
          <table:covered-table-cell/>
          <table:table-cell table:style-name="ce17" table:formula="of:=SUMPRODUCT(INDIRECT(&quot;Leads.C1:C&quot; &amp; [.F2]+1)=&quot;won&quot;;YEAR(INDIRECT(&quot;Leads.J1:J&quot; &amp; [.F2]+1))=[.H1];MONTH(INDIRECT(&quot;Leads.J1:J&quot; &amp; [.F2]+1))=10;INDIRECT(&quot;Leads.H1:H&quot; &amp; [.F2]+1))" office:value-type="currency" office:currency="EUR" office:value="0">
            <text:p>0.00 €</text:p>
          </table:table-cell>
          <table:table-cell table:style-name="ce24" table:formula="of:=SUMPRODUCT(INDIRECT(&quot;Leads.C1:C&quot; &amp; [.F2]+1)=&quot;lost&quot;;YEAR(INDIRECT(&quot;Leads.J1:J&quot; &amp; [.F2]+1))=[.H1];MONTH(INDIRECT(&quot;Leads.J1:J&quot; &amp; [.F2]+1))=10;INDIRECT(&quot;Leads.F1:F&quot; &amp; [.F2]+1))" office:value-type="currency" office:currency="EUR" office:value="0">
            <text:p>0.00 €</text:p>
          </table:table-cell>
          <table:table-cell/>
          <table:table-cell table:style-name="ce2" office:value-type="string" table:number-columns-spanned="2" table:number-rows-spanned="1">
            <text:p>Open leads</text:p>
          </table:table-cell>
          <table:covered-table-cell/>
          <table:table-cell table:style-name="ce41" table:formula="of:=[.D5]" office:value-type="currency" office:currency="EUR" office:value="0">
            <text:p>0.00 €</text:p>
          </table:table-cell>
        </table:table-row>
        <table:table-row table:style-name="ro1">
          <table:table-cell office:value-type="string" table:number-columns-spanned="2" table:number-rows-spanned="1">
            <text:p>November</text:p>
          </table:table-cell>
          <table:covered-table-cell/>
          <table:table-cell table:style-name="ce18" table:formula="of:=SUMPRODUCT(INDIRECT(&quot;Leads.C1:C&quot; &amp; [.F2]+1)=&quot;won&quot;;YEAR(INDIRECT(&quot;Leads.J1:J&quot; &amp; [.F2]+1))=[.H1];MONTH(INDIRECT(&quot;Leads.J1:J&quot; &amp; [.F2]+1))=11;INDIRECT(&quot;Leads.H1:H&quot; &amp; [.F2]+1))" office:value-type="currency" office:currency="EUR" office:value="0">
            <text:p>0.00 €</text:p>
          </table:table-cell>
          <table:table-cell table:style-name="ce24" table:formula="of:=SUMPRODUCT(INDIRECT(&quot;Leads.C1:C&quot; &amp; [.F2]+1)=&quot;lost&quot;;YEAR(INDIRECT(&quot;Leads.J1:J&quot; &amp; [.F2]+1))=[.H1];MONTH(INDIRECT(&quot;Leads.J1:J&quot; &amp; [.F2]+1))=11;INDIRECT(&quot;Leads.F1:F&quot; &amp; [.F2]+1))" office:value-type="currency" office:currency="EUR" office:value="0">
            <text:p>0.00 €</text:p>
          </table:table-cell>
          <table:table-cell/>
          <table:table-cell table:style-name="ce4" office:value-type="string" table:number-columns-spanned="2" table:number-rows-spanned="1">
            <text:p>Open leads (probable)</text:p>
          </table:table-cell>
          <table:covered-table-cell table:style-name="ce9"/>
          <table:table-cell table:style-name="ce39" table:formula="of:=[.D6]" office:value-type="currency" office:currency="EUR" office:value="0">
            <text:p>0.00 €</text:p>
          </table:table-cell>
        </table:table-row>
        <table:table-row table:style-name="ro1">
          <table:table-cell table:style-name="ce4" office:value-type="string" table:number-columns-spanned="2" table:number-rows-spanned="1">
            <text:p>December</text:p>
          </table:table-cell>
          <table:covered-table-cell table:style-name="ce9"/>
          <table:table-cell table:style-name="ce19" table:formula="of:=SUMPRODUCT(INDIRECT(&quot;Leads.C1:C&quot; &amp; [.F2]+1)=&quot;won&quot;;YEAR(INDIRECT(&quot;Leads.J1:J&quot; &amp; [.F2]+1))=[.H1];MONTH(INDIRECT(&quot;Leads.J1:J&quot; &amp; [.F2]+1))=12;INDIRECT(&quot;Leads.H1:H&quot; &amp; [.F2]+1))" office:value-type="currency" office:currency="EUR" office:value="0">
            <text:p>0.00 €</text:p>
          </table:table-cell>
          <table:table-cell table:style-name="ce25" table:formula="of:=SUMPRODUCT(INDIRECT(&quot;Leads.C1:C&quot; &amp; [.F2]+1)=&quot;lost&quot;;YEAR(INDIRECT(&quot;Leads.J1:J&quot; &amp; [.F2]+1))=[.H1];MONTH(INDIRECT(&quot;Leads.J1:J&quot; &amp; [.F2]+1))=12;INDIRECT(&quot;Leads.F1:F&quot; &amp; [.F2]+1))" office:value-type="currency" office:currency="EUR" office:value="0">
            <text:p>0.00 €</text:p>
          </table:table-cell>
          <table:table-cell table:number-columns-repeated="4"/>
        </table:table-row>
        <table:table-row table:style-name="ro1">
          <table:table-cell table:style-name="ce5" office:value-type="string">
            <text:p>Total</text:p>
          </table:table-cell>
          <table:table-cell table:style-name="ce5"/>
          <table:table-cell table:style-name="ce5" table:formula="of:=SUM([.C11:.C22])" office:value-type="currency" office:currency="EUR" office:value="0">
            <text:p>0.00 €</text:p>
          </table:table-cell>
          <table:table-cell table:style-name="ce5" table:formula="of:=SUM([.D11:.D22])" office:value-type="currency" office:currency="EUR" office:value="0">
            <text:p>0.00 €</text:p>
          </table:table-cell>
          <table:table-cell table:number-columns-repeated="4"/>
        </table:table-row>
        <table:table-row table:style-name="ro1">
          <table:table-cell table:style-name="Default">
            <draw:frame table:end-cell-address="Overview.I32" table:end-x="0.0252in" table:end-y="0.1047in" draw:z-index="2" draw:style-name="gr1" svg:width="9.3197in" svg:height="1.4705in" svg:x="0.1201in" svg:y="0.0512in">
              <draw:object draw:notify-on-update-of-ranges="Overview.A11:Overview.A22 Overview.C1:Overview.C1 Overview.C11:Overview.C22 Overview.E1:Overview.E1 Overview.D11:Overview.D2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10">
          <table:table-cell table:style-name="Default"/>
          <table:table-cell table:number-columns-repeated="7"/>
        </table:table-row>
        <table:table-row table:style-name="ro1">
          <table:table-cell table:style-name="Default">
            <draw:frame table:end-cell-address="Overview.C43" table:end-x="0.6661in" table:end-y="0.0591in" draw:z-index="0" draw:style-name="gr1" svg:width="3.0197in" svg:height="1.3413in" svg:x="0in" svg:y="0.1346in">
              <draw:object draw:notify-on-update-of-ranges="Overview.C1:Overview.C1 Overview.C8:Overview.C8 Overview.D1:Overview.D1 Overview.D8:Overview.D8 Overview.E1:Overview.E1 Overview.E8:Overview.E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>
            <draw:frame table:end-cell-address="Overview.F43" table:end-x="0.9165in" table:end-y="0.1441in" draw:z-index="1" draw:style-name="gr1" svg:width="2.9902in" svg:height="1.5028in" svg:x="0.2799in" svg:y="0.0583in">
              <draw:object draw:notify-on-update-of-ranges="Overview.F11:Overview.F11 Overview.H11:Overview.H11 Overview.F12:Overview.F12 Overview.H12:Overview.H12 Overview.F13:Overview.F13 Overview.H13:Overview.H13 Overview.F14:Overview.F14 Overview.H14:Overview.H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</table:table>
      <table:table table:name="Leads" table:style-name="ta1" table:print="false">
        <table:table-column table:style-name="co3" table:default-cell-style-name="ce42"/>
        <table:table-column table:style-name="co4" table:default-cell-style-name="Default"/>
        <table:table-column table:style-name="co5" table:default-cell-style-name="ce18"/>
        <table:table-column table:style-name="co5" table:default-cell-style-name="ce43"/>
        <table:table-column table:style-name="co6" table:default-cell-style-name="Default"/>
        <table:table-column table:style-name="co6" table:default-cell-style-name="ce18"/>
        <table:table-column table:style-name="co7" table:default-cell-style-name="ce43"/>
        <table:table-column table:style-name="co6" table:default-cell-style-name="Default"/>
        <table:table-column table:style-name="co8" table:default-cell-style-name="ce44"/>
        <table:table-column table:style-name="co9" table:default-cell-style-name="ce44"/>
        <table:table-column table:style-name="co8" table:default-cell-style-name="ce44"/>
        <table:table-column table:style-name="co10" table:default-cell-style-name="ce45"/>
        <table:table-column table:style-name="co11" table:default-cell-style-name="Default"/>
        <table:table-column table:style-name="co12" table:default-cell-style-name="ce18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Lead Name</text:p>
          </table:table-cell>
          <table:table-cell office:value-type="string">
            <text:p>Description</text:p>
          </table:table-cell>
          <table:table-cell office:value-type="string">
            <text:p>Status</text:p>
          </table:table-cell>
          <table:table-cell office:value-type="string">
            <text:p>Source</text:p>
          </table:table-cell>
          <table:table-cell office:value-type="string">
            <text:p>Type</text:p>
          </table:table-cell>
          <table:table-cell office:value-type="string">
            <text:p>Turnover</text:p>
          </table:table-cell>
          <table:table-cell office:value-type="string">
            <text:p>Probability</text:p>
          </table:table-cell>
          <table:table-cell office:value-type="string">
            <text:p>Expected Sales</text:p>
          </table:table-cell>
          <table:table-cell office:value-type="string">
            <text:p>Date Start</text:p>
          </table:table-cell>
          <table:table-cell office:value-type="string">
            <text:p>Date End</text:p>
          </table:table-cell>
          <table:table-cell office:value-type="string">
            <text:p>Date End Scheduled</text:p>
          </table:table-cell>
          <table:table-cell office:value-type="string">
            <text:p>Duration</text:p>
          </table:table-cell>
          <table:table-cell office:value-type="string">
            <text:p>Created By</text:p>
          </table:table-cell>
          <table:table-cell office:value-type="string">
            <text:p>Creation Date</text:p>
          </table:table-cell>
          <table:table-cell office:value-type="string">
            <text:p>Container</text:p>
          </table:table-cell>
          <table:table-cell office:value-type="string">
            <text:p>Container I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decimal-replacement="--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currency-style style:name="N5106" number:language="de" number:country="DE">
      <number:number number:decimal-places="2" number:min-integer-digits="1" number:grouping="true"/>
      <number:text> </number:text>
      <number:currency-symbol>€</number:currency-symbol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5in" fo:page-height="8.2673in" style:num-format="1" style:print-orientation="landscape" style:scale-to="105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3">02/03/2010</text:date>, <text:time>15:52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28T16:48:15</meta:creation-date>
    <dc:date>2010-02-03T15:52:55</dc:date>
    <meta:editing-duration>PT05H34M18S</meta:editing-duration>
    <meta:editing-cycles>23</meta:editing-cycles>
    <meta:generator>OpenOffice.org/3.1$Linux OpenOffice.org_project/310m19$Build-9420</meta:generator>
    <meta:print-date>2010-01-29T18:14:58</meta:print-date>
    <dc:creator>philipp </dc:creator>
    <meta:document-statistic meta:table-count="2" meta:cell-count="11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vertical="true" chart:connect-bars="false" chart:include-hidden-cells="false" chart:auto-position="true" chart:auto-size="true" chart:treat-empty-cells="leave-gap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automatic" chart:symbol-width="0.14cm" chart:symbol-height="0.14cm"/>
      <style:graphic-properties draw:fill-color="#ff420e"/>
      <style:text-properties fo:font-size="6pt" style:font-size-asian="6pt" style:font-size-complex="6pt"/>
    </style:style>
    <style:style style:name="ch10" style:family="chart">
      <style:chart-properties chart:symbol-type="automatic" chart:symbol-width="0.14cm" chart:symbol-height="0.14cm"/>
      <style:graphic-properties draw:fill-color="#ffd320"/>
      <style:text-properties fo:font-size="6pt" style:font-size-asian="6pt" style:font-size-complex="6pt"/>
    </style:style>
    <style:style style:name="ch11" style:family="chart">
      <style:chart-properties chart:symbol-type="automatic" chart:symbol-width="0.14cm" chart:symbol-height="0.14cm"/>
      <style:graphic-properties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7.596cm" svg:height="3.818cm" chart:class="chart:bar" chart:style-name="ch1">
        <chart:title svg:x="2.978cm" svg:y="0.077cm" chart:style-name="ch2">
          <text:p>Sources</text:p>
        </chart:title>
        <chart:legend chart:legend-position="end" svg:x="5.446cm" svg:y="1.065cm" chart:style-name="ch3"/>
        <chart:plot-area chart:style-name="ch4" table:cell-range-address="Overview.F11:Overview.F14 Overview.H11:Overview.H14" chart:data-source-has-labels="row" svg:x="0.151cm" svg:y="0.656cm" svg:width="5.145cm" svg:height="3.01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Overview.H11:Overview.H11" chart:label-cell-address="Overview.F11:Overview.F11" chart:class="chart:bar">
            <chart:data-point/>
          </chart:series>
          <chart:series chart:style-name="ch9" chart:values-cell-range-address="Overview.H12:Overview.H12" chart:label-cell-address="Overview.F12:Overview.F12" chart:class="chart:bar">
            <chart:data-point/>
          </chart:series>
          <chart:series chart:style-name="ch10" chart:values-cell-range-address="Overview.H13:Overview.H13" chart:label-cell-address="Overview.F13:Overview.F13" chart:class="chart:bar">
            <chart:data-point/>
          </chart:series>
          <chart:series chart:style-name="ch11" chart:values-cell-range-address="Overview.H14:Overview.H14" chart:label-cell-address="Overview.F14:Overview.F14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Overview.F11:Overview.F11">Website</text:p>
              </table:table-cell>
              <table:table-cell office:value-type="string">
                <text:p text:id="Overview.F12:Overview.F12">Email</text:p>
              </table:table-cell>
              <table:table-cell office:value-type="string">
                <text:p text:id="Overview.F13:Overview.F13">Telephone</text:p>
              </table:table-cell>
              <table:table-cell office:value-type="string">
                <text:p text:id="Overview.F14:Overview.F14">Fair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 text:id="Overview.H11:Overview.H11">0</text:p>
              </table:table-cell>
              <table:table-cell office:value-type="float" office:value="0">
                <text:p text:id="Overview.H12:Overview.H12">0</text:p>
              </table:table-cell>
              <table:table-cell office:value-type="float" office:value="0">
                <text:p text:id="Overview.H13:Overview.H13">0</text:p>
              </table:table-cell>
              <table:table-cell office:value-type="float" office:value="0">
                <text:p text:id="Overview.H14:Overview.H14"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vertical="tru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5.376cm" svg:height="3.014cm" chart:class="chart:bar" chart:style-name="ch1">
        <chart:legend chart:legend-position="end" svg:x="3.931cm" svg:y="0.85cm" chart:style-name="ch2"/>
        <chart:plot-area chart:style-name="ch3" table:cell-range-address="Overview.C1:Overview.E2" chart:data-source-has-labels="row" svg:x="0.107cm" svg:y="0.06cm" svg:width="3.718cm" svg:height="2.834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verview.C2:Overview.C2" chart:label-cell-address="Overview.C1:Overview.C1" chart:class="chart:bar">
            <chart:data-point/>
          </chart:series>
          <chart:series chart:style-name="ch8" chart:values-cell-range-address="Overview.D2:Overview.D2" chart:label-cell-address="Overview.D1:Overview.D1" chart:class="chart:bar">
            <chart:data-point/>
          </chart:series>
          <chart:series chart:style-name="ch9" chart:values-cell-range-address="Overview.E2:Overview.E2" chart:label-cell-address="Overview.E1:Overview.E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Overview.C1:Overview.C1">Won</text:p>
              </table:table-cell>
              <table:table-cell office:value-type="string">
                <text:p text:id="Overview.D1:Overview.D1">Open</text:p>
              </table:table-cell>
              <table:table-cell office:value-type="string">
                <text:p text:id="Overview.E1:Overview.E1">Lost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">
                <text:p text:id="Overview.C2:Overview.C2">0</text:p>
              </table:table-cell>
              <table:table-cell office:value-type="float" office:value="0">
                <text:p text:id="Overview.D2:Overview.D2">0</text:p>
              </table:table-cell>
              <table:table-cell office:value-type="float" office:value="0">
                <text:p text:id="Overview.E2:Overview.E2"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vertical="true" chart:connect-bars="false" chart:include-hidden-cells="false" chart:auto-position="true" chart:auto-size="true" chart:treat-empty-cells="leave-gap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fill-color="#ff420e"/>
      <style:text-properties fo:font-size="6pt" style:font-size-asian="6pt" style:font-size-complex="6pt"/>
    </style:style>
    <style:style style:name="ch10" style:family="chart"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7.671cm" svg:height="3.408cm" chart:class="chart:bar" chart:style-name="ch1">
        <chart:title svg:x="2.247cm" svg:y="0.069cm" chart:style-name="ch2">
          <text:p>Duration in days</text:p>
        </chart:title>
        <chart:legend chart:legend-position="end" svg:x="6.18cm" svg:y="1.047cm" chart:style-name="ch3"/>
        <chart:plot-area chart:style-name="ch4" table:cell-range-address="Overview.C1:Overview.E1 Overview.C8:Overview.E8" chart:data-source-has-labels="row" svg:x="0.153cm" svg:y="0.64cm" svg:width="5.875cm" svg:height="2.632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Overview.C8:Overview.C8" chart:label-cell-address="Overview.C1:Overview.C1" chart:class="chart:bar">
            <chart:data-point/>
          </chart:series>
          <chart:series chart:style-name="ch9" chart:values-cell-range-address="Overview.D8:Overview.D8" chart:label-cell-address="Overview.D1:Overview.D1" chart:class="chart:bar">
            <chart:data-point/>
          </chart:series>
          <chart:series chart:style-name="ch10" chart:values-cell-range-address="Overview.E8:Overview.E8" chart:label-cell-address="Overview.E1:Overview.E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Overview.C1:Overview.C1">Won</text:p>
              </table:table-cell>
              <table:table-cell office:value-type="string">
                <text:p text:id="Overview.D1:Overview.D1">Open</text:p>
              </table:table-cell>
              <table:table-cell office:value-type="string">
                <text:p text:id="Overview.E1:Overview.E1">Lost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.#NAN">
                <text:p text:id="Overview.C8:Overview.C8">1.#NAN</text:p>
              </table:table-cell>
              <table:table-cell office:value-type="float" office:value="1.#NAN">
                <text:p text:id="Overview.D8:Overview.D8">1.#NAN</text:p>
              </table:table-cell>
              <table:table-cell office:value-type="float" office:value="1.#NAN">
                <text:p text:id="Overview.E8:Overview.E8"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3.673cm" svg:height="3.736cm" chart:class="chart:bar" chart:style-name="ch1">
        <chart:legend chart:legend-position="end" svg:x="21.968cm" svg:y="1.399cm" chart:style-name="ch2"/>
        <chart:plot-area chart:style-name="ch3" table:cell-range-address="Overview.A11:Overview.A22 Overview.C1:Overview.C1 Overview.C11:Overview.D22 Overview.E1:Overview.E1" chart:data-source-has-labels="both" svg:x="0.473cm" svg:y="0.074cm" svg:width="21.023cm" svg:height="3.514cm">
          <chart:axis chart:dimension="x" chart:name="primary-x" chart:style-name="ch4">
            <chart:categories table:cell-range-address="Overview.A11:Overview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11:Overview.C22" chart:label-cell-address="Overview.C1:Overview.C1" chart:class="chart:bar">
            <chart:data-point chart:repeated="12"/>
          </chart:series>
          <chart:series chart:style-name="ch8" chart:values-cell-range-address="Overview.D11:Overview.D22" chart:label-cell-address="Overview.E1:Overview.E1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Overview.C1:Overview.C1">Won</text:p>
              </table:table-cell>
              <table:table-cell office:value-type="string">
                <text:p text:id="Overview.E1:Overview.E1">Lost</text:p>
              </table:table-cell>
            </table:table-row>
          </table:table-header-rows>
          <table:table-rows>
            <table:table-row>
              <table:table-cell office:value-type="string">
                <text:p text:id="Overview.A11:Overview.A22">January</text:p>
              </table:table-cell>
              <table:table-cell office:value-type="float" office:value="0">
                <text:p text:id="Overview.C11:Overview.C22">0</text:p>
              </table:table-cell>
              <table:table-cell office:value-type="float" office:value="0">
                <text:p text:id="Overview.D11:Overview.D22">0</text:p>
              </table:table-cell>
            </table:table-row>
            <table:table-row>
              <table:table-cell office:value-type="string">
                <text:p>Februar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ch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ri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us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ptemb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ctob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vemb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